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158466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color="#158466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2" style:family="table-cell" style:parent-style-name="Default">
      <style:text-properties fo:color="#158466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color="#158466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order-left="0.74pt solid #000000" fo:border-right="none" fo:border-top="0.74pt solid #000000"/>
      <style:text-properties fo:color="#158466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experimen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table:style-name="ce3"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dom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44.51" calcext:value-type="float">
            <text:p>3944.51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dom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5080.68" calcext:value-type="float">
            <text:p>5080.6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0" calcext:value-type="float">
            <text:p>0</text:p>
          </table:table-cell>
          <table:table-cell office:value-type="float" office:value="1736.67" calcext:value-type="float">
            <text:p>1736.67</text:p>
          </table:table-cell>
          <table:table-cell table:style-name="ce10"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736.4" calcext:value-type="float">
            <text:p>1736.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dom</text:p>
          </table:table-cell>
          <table:table-cell table:style-name="ce5" office:value-type="float" office:value="62.33" calcext:value-type="float">
            <text:p>62.33</text:p>
          </table:table-cell>
          <table:table-cell table:style-name="ce2" office:value-type="float" office:value="5080.68" calcext:value-type="float">
            <text:p>5080.68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080.68" calcext:value-type="float">
            <text:p>5080.68</text:p>
          </table:table-cell>
          <table:table-cell table:style-name="ce5" office:value-type="float" office:value="108.57" calcext:value-type="float">
            <text:p>108.57</text:p>
          </table:table-cell>
          <table:table-cell table:style-name="ce2" office:value-type="float" office:value="1736.67" calcext:value-type="float">
            <text:p>1736.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36.67" calcext:value-type="float">
            <text:p>1736.67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2" office:value-type="float" office:value="1736.4" calcext:value-type="float">
            <text:p>1736.4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736.4" calcext:value-type="float">
            <text:p>1736.4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fft</text:p>
          </table:table-cell>
          <table:table-cell table:style-name="ce4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694.83" calcext:value-type="float">
            <text:p>18694.83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fft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2812.3" calcext:value-type="float">
            <text:p>32812.3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0" calcext:value-type="float">
            <text:p>0</text:p>
          </table:table-cell>
          <table:table-cell office:value-type="float" office:value="32242.67" calcext:value-type="float">
            <text:p>32242.67</text:p>
          </table:table-cell>
          <table:table-cell table:style-name="ce10"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9916.71" calcext:value-type="float">
            <text:p>9916.71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fft</text:p>
          </table:table-cell>
          <table:table-cell table:style-name="ce5" office:value-type="float" office:value="194.13" calcext:value-type="float">
            <text:p>194.13</text:p>
          </table:table-cell>
          <table:table-cell table:style-name="ce2" office:value-type="float" office:value="32812.3" calcext:value-type="float">
            <text:p>32812.3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2812.3" calcext:value-type="float">
            <text:p>32812.3</text:p>
          </table:table-cell>
          <table:table-cell table:style-name="ce5" office:value-type="float" office:value="194.96" calcext:value-type="float">
            <text:p>194.96</text:p>
          </table:table-cell>
          <table:table-cell table:style-name="ce2" office:value-type="float" office:value="32242.67" calcext:value-type="float">
            <text:p>32242.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242.67" calcext:value-type="float">
            <text:p>32242.67</text:p>
          </table:table-cell>
          <table:table-cell table:style-name="ce11" office:value-type="float" office:value="349.4" calcext:value-type="float">
            <text:p>349.4</text:p>
          </table:table-cell>
          <table:table-cell table:style-name="ce2" office:value-type="float" office:value="9916.71" calcext:value-type="float">
            <text:p>9916.7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9916.71" calcext:value-type="float">
            <text:p>9916.71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nearest</text:p>
          </table:table-cell>
          <table:table-cell table:style-name="ce6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890.49" calcext:value-type="float">
            <text:p>18890.49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earest</text:p>
          </table:table-cell>
          <table:table-cell table:style-name="ce7" office:value-type="float" office:value="195.87" calcext:value-type="float">
            <text:p>195.87</text:p>
          </table:table-cell>
          <table:table-cell office:value-type="float" office:value="30707.34" calcext:value-type="float">
            <text:p>30707.3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0707.34" calcext:value-type="float">
            <text:p>30707.34</text:p>
          </table:table-cell>
          <table:table-cell office:value-type="float" office:value="341.77" calcext:value-type="float">
            <text:p>341.77</text:p>
          </table:table-cell>
          <table:table-cell office:value-type="float" office:value="10390.6" calcext:value-type="float">
            <text:p>10390.6</text:p>
          </table:table-cell>
          <table:table-cell office:value-type="float" office:value="0" calcext:value-type="float">
            <text:p>0</text:p>
          </table:table-cell>
          <table:table-cell office:value-type="float" office:value="10390.6" calcext:value-type="float">
            <text:p>10390.6</text:p>
          </table:table-cell>
          <table:table-cell table:style-name="ce3" office:value-type="float" office:value="341.86" calcext:value-type="float">
            <text:p>341.86</text:p>
          </table:table-cell>
          <table:table-cell office:value-type="float" office:value="10390.33" calcext:value-type="float">
            <text:p>10390.3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390.33" calcext:value-type="float">
            <text:p>10390.33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nearest</text:p>
          </table:table-cell>
          <table:table-cell table:style-name="ce5" office:value-type="float" office:value="196.52" calcext:value-type="float">
            <text:p>196.52</text:p>
          </table:table-cell>
          <table:table-cell table:style-name="ce2" office:value-type="float" office:value="31443.22" calcext:value-type="float">
            <text:p>31443.2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1443.22" calcext:value-type="float">
            <text:p>31443.22</text:p>
          </table:table-cell>
          <table:table-cell table:style-name="ce5" office:value-type="float" office:value="351.44" calcext:value-type="float">
            <text:p>351.44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11" office:value-type="float" office:value="351.45" calcext:value-type="float">
            <text:p>351.45</text:p>
          </table:table-cell>
          <table:table-cell table:style-name="ce2" office:value-type="float" office:value="9979.27" calcext:value-type="float">
            <text:p>9979.27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9979.27" calcext:value-type="float">
            <text:p>9979.27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no_comm</text:p>
          </table:table-cell>
          <table:table-cell table:style-name="ce4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843.11" calcext:value-type="float">
            <text:p>18843.11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o_comm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3776.19" calcext:value-type="float">
            <text:p>33776.19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0" calcext:value-type="float">
            <text:p>0</text:p>
          </table:table-cell>
          <table:table-cell office:value-type="float" office:value="33694.76" calcext:value-type="float">
            <text:p>33694.76</text:p>
          </table:table-cell>
          <table:table-cell table:style-name="ce10"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004.34" calcext:value-type="float">
            <text:p>10004.3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no_comm</text:p>
          </table:table-cell>
          <table:table-cell table:style-name="ce5" office:value-type="float" office:value="195.39" calcext:value-type="float">
            <text:p>195.39</text:p>
          </table:table-cell>
          <table:table-cell table:style-name="ce2" office:value-type="float" office:value="33776.19" calcext:value-type="float">
            <text:p>33776.19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3776.19" calcext:value-type="float">
            <text:p>33776.19</text:p>
          </table:table-cell>
          <table:table-cell table:style-name="ce5" office:value-type="float" office:value="195.59" calcext:value-type="float">
            <text:p>195.59</text:p>
          </table:table-cell>
          <table:table-cell table:style-name="ce2" office:value-type="float" office:value="33694.76" calcext:value-type="float">
            <text:p>33694.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694.76" calcext:value-type="float">
            <text:p>33694.76</text:p>
          </table:table-cell>
          <table:table-cell table:style-name="ce11" office:value-type="float" office:value="353.61" calcext:value-type="float">
            <text:p>353.61</text:p>
          </table:table-cell>
          <table:table-cell table:style-name="ce2" office:value-type="float" office:value="10004.34" calcext:value-type="float">
            <text:p>10004.34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004.34" calcext:value-type="float">
            <text:p>10004.34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random_nearest</text:p>
          </table:table-cell>
          <table:table-cell table:style-name="ce4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564.77" calcext:value-type="float">
            <text:p>18564.77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random_nearest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1846.93" calcext:value-type="float">
            <text:p>31846.93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0" calcext:value-type="float">
            <text:p>0</text:p>
          </table:table-cell>
          <table:table-cell office:value-type="float" office:value="31713.04" calcext:value-type="float">
            <text:p>31713.04</text:p>
          </table:table-cell>
          <table:table-cell table:style-name="ce10"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216.9" calcext:value-type="float">
            <text:p>10216.9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random_nearest</text:p>
          </table:table-cell>
          <table:table-cell table:style-name="ce5" office:value-type="float" office:value="194.03" calcext:value-type="float">
            <text:p>194.03</text:p>
          </table:table-cell>
          <table:table-cell table:style-name="ce2" office:value-type="float" office:value="31844.94" calcext:value-type="float">
            <text:p>31844.94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1844.94" calcext:value-type="float">
            <text:p>31844.94</text:p>
          </table:table-cell>
          <table:table-cell table:style-name="ce5" office:value-type="float" office:value="194.94" calcext:value-type="float">
            <text:p>194.94</text:p>
          </table:table-cell>
          <table:table-cell table:style-name="ce2" office:value-type="float" office:value="31711.06" calcext:value-type="float">
            <text:p>31711.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711.06" calcext:value-type="float">
            <text:p>31711.06</text:p>
          </table:table-cell>
          <table:table-cell table:style-name="ce11" office:value-type="float" office:value="354.34" calcext:value-type="float">
            <text:p>354.34</text:p>
          </table:table-cell>
          <table:table-cell table:style-name="ce2" office:value-type="float" office:value="10216.9" calcext:value-type="float">
            <text:p>10216.9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216.9" calcext:value-type="float">
            <text:p>10216.9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pread -period 2</text:p>
          </table:table-cell>
          <table:table-cell table:style-name="ce4" office:value-type="float" office:value="194.69" calcext:value-type="float">
            <text:p>194.69</text:p>
          </table:table-cell>
          <table:table-cell table:style-name="ce1" office:value-type="float" office:value="18785.24" calcext:value-type="float">
            <text:p>18785.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785.24" calcext:value-type="float">
            <text:p>18785.24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pread -period 2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4837.46" calcext:value-type="float">
            <text:p>34837.46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0" calcext:value-type="float">
            <text:p>0</text:p>
          </table:table-cell>
          <table:table-cell office:value-type="float" office:value="33614.27" calcext:value-type="float">
            <text:p>33614.27</text:p>
          </table:table-cell>
          <table:table-cell table:style-name="ce10"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9742.02" calcext:value-type="float">
            <text:p>9742.02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pread -period 2</text:p>
          </table:table-cell>
          <table:table-cell table:style-name="ce5" office:value-type="float" office:value="195.77" calcext:value-type="float">
            <text:p>195.77</text:p>
          </table:table-cell>
          <table:table-cell table:style-name="ce2" office:value-type="float" office:value="34837.46" calcext:value-type="float">
            <text:p>34837.46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4837.46" calcext:value-type="float">
            <text:p>34837.46</text:p>
          </table:table-cell>
          <table:table-cell table:style-name="ce5" office:value-type="float" office:value="196.6" calcext:value-type="float">
            <text:p>196.6</text:p>
          </table:table-cell>
          <table:table-cell table:style-name="ce2" office:value-type="float" office:value="33614.27" calcext:value-type="float">
            <text:p>33614.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614.27" calcext:value-type="float">
            <text:p>33614.27</text:p>
          </table:table-cell>
          <table:table-cell table:style-name="ce11" office:value-type="float" office:value="355.98" calcext:value-type="float">
            <text:p>355.98</text:p>
          </table:table-cell>
          <table:table-cell table:style-name="ce2" office:value-type="float" office:value="9742.02" calcext:value-type="float">
            <text:p>9742.0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9742.02" calcext:value-type="float">
            <text:p>9742.02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tencil_1d</text:p>
          </table:table-cell>
          <table:table-cell table:style-name="ce4" office:value-type="float" office:value="194" calcext:value-type="float">
            <text:p>194</text:p>
          </table:table-cell>
          <table:table-cell table:style-name="ce1" office:value-type="float" office:value="18722.16" calcext:value-type="float">
            <text:p>18722.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722.16" calcext:value-type="float">
            <text:p>18722.16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1443.22" calcext:value-type="float">
            <text:p>31443.22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0" calcext:value-type="float">
            <text:p>0</text:p>
          </table:table-cell>
          <table:table-cell office:value-type="float" office:value="9996.41" calcext:value-type="float">
            <text:p>9996.41</text:p>
          </table:table-cell>
          <table:table-cell table:style-name="ce10"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9979.27" calcext:value-type="float">
            <text:p>9979.27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tencil_1d</text:p>
          </table:table-cell>
          <table:table-cell table:style-name="ce5" office:value-type="float" office:value="196.52" calcext:value-type="float">
            <text:p>196.52</text:p>
          </table:table-cell>
          <table:table-cell table:style-name="ce2" office:value-type="float" office:value="31443.22" calcext:value-type="float">
            <text:p>31443.2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1443.22" calcext:value-type="float">
            <text:p>31443.22</text:p>
          </table:table-cell>
          <table:table-cell table:style-name="ce5" office:value-type="float" office:value="351.44" calcext:value-type="float">
            <text:p>351.44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11" office:value-type="float" office:value="351.45" calcext:value-type="float">
            <text:p>351.45</text:p>
          </table:table-cell>
          <table:table-cell table:style-name="ce2" office:value-type="float" office:value="9979.27" calcext:value-type="float">
            <text:p>9979.27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9979.27" calcext:value-type="float">
            <text:p>9979.27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tencil_1d_periodic</text:p>
          </table:table-cell>
          <table:table-cell table:style-name="ce4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748.64" calcext:value-type="float">
            <text:p>18748.64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_periodic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2259.42" calcext:value-type="float">
            <text:p>32259.42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0" calcext:value-type="float">
            <text:p>0</text:p>
          </table:table-cell>
          <table:table-cell office:value-type="float" office:value="31795.73" calcext:value-type="float">
            <text:p>31795.73</text:p>
          </table:table-cell>
          <table:table-cell table:style-name="ce10"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034.46" calcext:value-type="float">
            <text:p>10034.46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tencil_1d_periodic</text:p>
          </table:table-cell>
          <table:table-cell table:style-name="ce5" office:value-type="float" office:value="193.91" calcext:value-type="float">
            <text:p>193.91</text:p>
          </table:table-cell>
          <table:table-cell table:style-name="ce2" office:value-type="float" office:value="32259.42" calcext:value-type="float">
            <text:p>32259.4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2259.42" calcext:value-type="float">
            <text:p>32259.42</text:p>
          </table:table-cell>
          <table:table-cell table:style-name="ce5" office:value-type="float" office:value="194" calcext:value-type="float">
            <text:p>194</text:p>
          </table:table-cell>
          <table:table-cell table:style-name="ce2" office:value-type="float" office:value="31795.73" calcext:value-type="float">
            <text:p>31795.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795.73" calcext:value-type="float">
            <text:p>31795.73</text:p>
          </table:table-cell>
          <table:table-cell table:style-name="ce11" office:value-type="float" office:value="352.53" calcext:value-type="float">
            <text:p>352.53</text:p>
          </table:table-cell>
          <table:table-cell table:style-name="ce2" office:value-type="float" office:value="10034.46" calcext:value-type="float">
            <text:p>10034.46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034.46" calcext:value-type="float">
            <text:p>10034.46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tree</text:p>
          </table:table-cell>
          <table:table-cell table:style-name="ce4" office:value-type="float" office:value="192.88" calcext:value-type="float">
            <text:p>192.88</text:p>
          </table:table-cell>
          <table:table-cell table:style-name="ce1" office:value-type="float" office:value="16876.34" calcext:value-type="float">
            <text:p>16876.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876.34" calcext:value-type="float">
            <text:p>16876.34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ee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1081.65" calcext:value-type="float">
            <text:p>31081.65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0" calcext:value-type="float">
            <text:p>0</text:p>
          </table:table-cell>
          <table:table-cell office:value-type="float" office:value="10683.78" calcext:value-type="float">
            <text:p>10683.78</text:p>
          </table:table-cell>
          <table:table-cell table:style-name="ce10"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683.53" calcext:value-type="float">
            <text:p>10683.53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tree</text:p>
          </table:table-cell>
          <table:table-cell table:style-name="ce5" office:value-type="float" office:value="193.96" calcext:value-type="float">
            <text:p>193.96</text:p>
          </table:table-cell>
          <table:table-cell table:style-name="ce2" office:value-type="float" office:value="31081.65" calcext:value-type="float">
            <text:p>31081.65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31081.65" calcext:value-type="float">
            <text:p>31081.65</text:p>
          </table:table-cell>
          <table:table-cell table:style-name="ce5" office:value-type="float" office:value="356.97" calcext:value-type="float">
            <text:p>356.97</text:p>
          </table:table-cell>
          <table:table-cell table:style-name="ce2" office:value-type="float" office:value="10683.78" calcext:value-type="float">
            <text:p>10683.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83.78" calcext:value-type="float">
            <text:p>10683.78</text:p>
          </table:table-cell>
          <table:table-cell table:style-name="ce11" office:value-type="float" office:value="360.92" calcext:value-type="float">
            <text:p>360.92</text:p>
          </table:table-cell>
          <table:table-cell table:style-name="ce2" office:value-type="float" office:value="10683.53" calcext:value-type="float">
            <text:p>10683.53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683.53" calcext:value-type="float">
            <text:p>10683.53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trivial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513.53" calcext:value-type="float">
            <text:p>18513.53</text:p>
          </table:table-cell>
          <table:table-cell table:style-name="ce6"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ivial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8574.38" calcext:value-type="float">
            <text:p>28574.38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0" calcext:value-type="float">
            <text:p>0</text:p>
          </table:table-cell>
          <table:table-cell office:value-type="float" office:value="10193.51" calcext:value-type="float">
            <text:p>10193.51</text:p>
          </table:table-cell>
          <table:table-cell table:style-name="ce10"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130.54" calcext:value-type="float">
            <text:p>10130.5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trivial</text:p>
          </table:table-cell>
          <table:table-cell table:style-name="ce5" office:value-type="float" office:value="177.3" calcext:value-type="float">
            <text:p>177.3</text:p>
          </table:table-cell>
          <table:table-cell table:style-name="ce2" office:value-type="float" office:value="28574.38" calcext:value-type="float">
            <text:p>28574.38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28574.38" calcext:value-type="float">
            <text:p>28574.38</text:p>
          </table:table-cell>
          <table:table-cell table:style-name="ce5" office:value-type="float" office:value="364.89" calcext:value-type="float">
            <text:p>364.89</text:p>
          </table:table-cell>
          <table:table-cell table:style-name="ce2" office:value-type="float" office:value="10193.51" calcext:value-type="float">
            <text:p>10193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93.51" calcext:value-type="float">
            <text:p>10193.51</text:p>
          </table:table-cell>
          <table:table-cell table:style-name="ce11" office:value-type="float" office:value="374.72" calcext:value-type="float">
            <text:p>374.72</text:p>
          </table:table-cell>
          <table:table-cell table:style-name="ce2" office:value-type="float" office:value="10130.54" calcext:value-type="float">
            <text:p>10130.54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130.54" calcext:value-type="float">
            <text:p>10130.54</text:p>
          </table:table-cell>
        </table:table-row>
      </table:table>
      <table:table table:name="Sheet2" table:style-name="ta1">
        <table:table-column table:style-name="co7" table:number-columns-repeated="11" table:default-cell-style-name="Default"/>
        <table:table-column table:style-name="co1" table:default-cell-style-name="ce30"/>
        <table:table-column table:style-name="co7" table:default-cell-style-name="ce6"/>
        <table:table-column table:style-name="co8" table:default-cell-style-name="ce33"/>
        <table:table-column table:style-name="co7" table:default-cell-style-name="ce6"/>
        <table:table-column table:style-name="co7" table:default-cell-style-name="ce33"/>
        <table:table-column table:style-name="co7" table:default-cell-style-name="ce6"/>
        <table:table-column table:style-name="co7" table:default-cell-style-name="ce33"/>
        <table:table-column table:style-name="co7" table:default-cell-style-name="ce6"/>
        <table:table-column table:style-name="co7" table:default-cell-style-name="ce33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ce3" office:value-type="string" calcext:value-type="string">
            <text:p>Makespan(min)</text:p>
          </table:table-cell>
          <table:table-cell office:value-type="string" calcext:value-type="string">
            <text:p><text:s/>Energia Marrom (Kj)</text:p>
          </table:table-cell>
          <table:table-cell table:style-name="ce3" office:value-type="string" calcext:value-type="string">
            <text:p>Makespan(min)</text:p>
          </table:table-cell>
          <table:table-cell office:value-type="string" calcext:value-type="string">
            <text:p><text:s/>Energia Marrom (Kj)</text:p>
          </table:table-cell>
          <table:table-cell table:style-name="ce3" office:value-type="string" calcext:value-type="string">
            <text:p>Makespan(min)</text:p>
          </table:table-cell>
          <table:table-cell office:value-type="string" calcext:value-type="string">
            <text:p><text:s/>Energia Marrom (Kj)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dom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3"/>
          <table:table-cell table:style-name="ce28" office:value-type="string" calcext:value-type="string">
            <text:p>Algoritmo</text:p>
          </table:table-cell>
          <table:table-cell table:style-name="ce28" office:value-type="string" calcext:value-type="string">
            <text:p>Makespan</text:p>
          </table:table-cell>
          <table:table-cell table:style-name="ce28" office:value-type="string" calcext:value-type="string">
            <text:p>Energia Marrom kJ</text:p>
          </table:table-cell>
          <table:table-cell table:style-name="ce28" office:value-type="string" calcext:value-type="string">
            <text:p>Makespan</text:p>
          </table:table-cell>
          <table:table-cell table:style-name="ce28" office:value-type="string" calcext:value-type="string">
            <text:p>Energia Marrom kJ</text:p>
          </table:table-cell>
          <table:table-cell table:style-name="ce28" office:value-type="string" calcext:value-type="string">
            <text:p>Makespan</text:p>
          </table:table-cell>
          <table:table-cell table:style-name="ce28" office:value-type="string" calcext:value-type="string">
            <text:p>Energia Marrom kJ</text:p>
          </table:table-cell>
          <table:table-cell table:style-name="ce28" office:value-type="string" calcext:value-type="string">
            <text:p>Makespan</text:p>
          </table:table-cell>
          <table:table-cell table:style-name="ce28" office:value-type="string" calcext:value-type="string">
            <text:p>Energia Marrom kJ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dom</text:p>
          </table:table-cell>
          <table:table-cell table:style-name="ce3" office:value-type="float" office:value="62.33" calcext:value-type="float">
            <text:p>62.33</text:p>
          </table:table-cell>
          <table:table-cell table:style-name="ce8" office:value-type="float" office:value="5080.68" calcext:value-type="float">
            <text:p>5080.68</text:p>
          </table:table-cell>
          <table:table-cell table:style-name="ce3"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table:style-name="ce10" office:value-type="float" office:value="108.58" calcext:value-type="float">
            <text:p>108.58</text:p>
          </table:table-cell>
          <table:table-cell table:style-name="ce12" office:value-type="float" office:value="1736.4" calcext:value-type="float">
            <text:p>1736.4</text:p>
          </table:table-cell>
          <table:table-cell table:number-columns-repeated="2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dom</text:p>
          </table:table-cell>
          <table:table-cell table:style-name="ce5" office:value-type="float" office:value="62.33" calcext:value-type="float">
            <text:p>62.33</text:p>
          </table:table-cell>
          <table:table-cell table:style-name="ce9" office:value-type="float" office:value="5080.68" calcext:value-type="float">
            <text:p>5080.68</text:p>
          </table:table-cell>
          <table:table-cell table:style-name="ce5" office:value-type="float" office:value="108.57" calcext:value-type="float">
            <text:p>108.57</text:p>
          </table:table-cell>
          <table:table-cell table:style-name="ce2" office:value-type="float" office:value="1736.67" calcext:value-type="float">
            <text:p>1736.67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13" office:value-type="float" office:value="1736.4" calcext:value-type="float">
            <text:p>1736.4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fft</text:p>
          </table:table-cell>
          <table:table-cell table:style-name="ce4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fft</text:p>
          </table:table-cell>
          <table:table-cell table:style-name="ce3" office:value-type="float" office:value="194.13" calcext:value-type="float">
            <text:p>194.13</text:p>
          </table:table-cell>
          <table:table-cell table:style-name="ce8" office:value-type="float" office:value="32812.3" calcext:value-type="float">
            <text:p>32812.3</text:p>
          </table:table-cell>
          <table:table-cell table:style-name="ce3"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table:style-name="ce10" office:value-type="float" office:value="349.4" calcext:value-type="float">
            <text:p>349.4</text:p>
          </table:table-cell>
          <table:table-cell table:style-name="ce12" office:value-type="float" office:value="9916.71" calcext:value-type="float">
            <text:p>9916.71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fft</text:p>
          </table:table-cell>
          <table:table-cell table:style-name="ce5" office:value-type="float" office:value="194.13" calcext:value-type="float">
            <text:p>194.13</text:p>
          </table:table-cell>
          <table:table-cell table:style-name="ce9" office:value-type="float" office:value="32812.3" calcext:value-type="float">
            <text:p>32812.3</text:p>
          </table:table-cell>
          <table:table-cell table:style-name="ce5" office:value-type="float" office:value="194.96" calcext:value-type="float">
            <text:p>194.96</text:p>
          </table:table-cell>
          <table:table-cell table:style-name="ce2" office:value-type="float" office:value="32242.67" calcext:value-type="float">
            <text:p>32242.67</text:p>
          </table:table-cell>
          <table:table-cell table:style-name="ce11" office:value-type="float" office:value="349.4" calcext:value-type="float">
            <text:p>349.4</text:p>
          </table:table-cell>
          <table:table-cell table:style-name="ce13" office:value-type="float" office:value="9916.71" calcext:value-type="float">
            <text:p>9916.71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nearest</text:p>
          </table:table-cell>
          <table:table-cell table:style-name="ce6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earest</text:p>
          </table:table-cell>
          <table:table-cell table:style-name="ce7" office:value-type="float" office:value="195.87" calcext:value-type="float">
            <text:p>195.87</text:p>
          </table:table-cell>
          <table:table-cell table:style-name="ce8" office:value-type="float" office:value="30707.34" calcext:value-type="float">
            <text:p>30707.34</text:p>
          </table:table-cell>
          <table:table-cell table:style-name="ce3" office:value-type="float" office:value="341.77" calcext:value-type="float">
            <text:p>341.77</text:p>
          </table:table-cell>
          <table:table-cell office:value-type="float" office:value="10390.6" calcext:value-type="float">
            <text:p>10390.6</text:p>
          </table:table-cell>
          <table:table-cell table:style-name="ce3" office:value-type="float" office:value="341.86" calcext:value-type="float">
            <text:p>341.86</text:p>
          </table:table-cell>
          <table:table-cell table:style-name="ce12" office:value-type="float" office:value="10390.33" calcext:value-type="float">
            <text:p>10390.33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nearest</text:p>
          </table:table-cell>
          <table:table-cell table:style-name="ce5" office:value-type="float" office:value="196.52" calcext:value-type="float">
            <text:p>196.52</text:p>
          </table:table-cell>
          <table:table-cell table:style-name="ce9" office:value-type="float" office:value="31443.22" calcext:value-type="float">
            <text:p>31443.22</text:p>
          </table:table-cell>
          <table:table-cell table:style-name="ce5" office:value-type="float" office:value="351.44" calcext:value-type="float">
            <text:p>351.44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11" office:value-type="float" office:value="351.45" calcext:value-type="float">
            <text:p>351.45</text:p>
          </table:table-cell>
          <table:table-cell table:style-name="ce13" office:value-type="float" office:value="9979.27" calcext:value-type="float">
            <text:p>9979.27</text:p>
          </table:table-cell>
          <table:table-cell table:number-columns-repeated="2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no_comm</text:p>
          </table:table-cell>
          <table:table-cell table:style-name="ce4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o_comm</text:p>
          </table:table-cell>
          <table:table-cell table:style-name="ce3" office:value-type="float" office:value="195.39" calcext:value-type="float">
            <text:p>195.39</text:p>
          </table:table-cell>
          <table:table-cell table:style-name="ce8" office:value-type="float" office:value="33776.19" calcext:value-type="float">
            <text:p>33776.19</text:p>
          </table:table-cell>
          <table:table-cell table:style-name="ce3"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table:style-name="ce10" office:value-type="float" office:value="353.61" calcext:value-type="float">
            <text:p>353.61</text:p>
          </table:table-cell>
          <table:table-cell table:style-name="ce12" office:value-type="float" office:value="10004.34" calcext:value-type="float">
            <text:p>10004.34</text:p>
          </table:table-cell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no_comm</text:p>
          </table:table-cell>
          <table:table-cell table:style-name="ce5" office:value-type="float" office:value="195.39" calcext:value-type="float">
            <text:p>195.39</text:p>
          </table:table-cell>
          <table:table-cell table:style-name="ce9" office:value-type="float" office:value="33776.19" calcext:value-type="float">
            <text:p>33776.19</text:p>
          </table:table-cell>
          <table:table-cell table:style-name="ce5" office:value-type="float" office:value="195.59" calcext:value-type="float">
            <text:p>195.59</text:p>
          </table:table-cell>
          <table:table-cell table:style-name="ce2" office:value-type="float" office:value="33694.76" calcext:value-type="float">
            <text:p>33694.76</text:p>
          </table:table-cell>
          <table:table-cell table:style-name="ce11" office:value-type="float" office:value="353.61" calcext:value-type="float">
            <text:p>353.61</text:p>
          </table:table-cell>
          <table:table-cell table:style-name="ce13" office:value-type="float" office:value="10004.34" calcext:value-type="float">
            <text:p>10004.34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random_nearest</text:p>
          </table:table-cell>
          <table:table-cell table:style-name="ce4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random_nearest</text:p>
          </table:table-cell>
          <table:table-cell table:style-name="ce3" office:value-type="float" office:value="194.03" calcext:value-type="float">
            <text:p>194.03</text:p>
          </table:table-cell>
          <table:table-cell table:style-name="ce8" office:value-type="float" office:value="31846.93" calcext:value-type="float">
            <text:p>31846.93</text:p>
          </table:table-cell>
          <table:table-cell table:style-name="ce3"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table:style-name="ce10" office:value-type="float" office:value="354.34" calcext:value-type="float">
            <text:p>354.34</text:p>
          </table:table-cell>
          <table:table-cell table:style-name="ce12" office:value-type="float" office:value="10216.9" calcext:value-type="float">
            <text:p>10216.9</text:p>
          </table:table-cell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random_nearest</text:p>
          </table:table-cell>
          <table:table-cell table:style-name="ce5" office:value-type="float" office:value="194.03" calcext:value-type="float">
            <text:p>194.03</text:p>
          </table:table-cell>
          <table:table-cell table:style-name="ce9" office:value-type="float" office:value="31844.94" calcext:value-type="float">
            <text:p>31844.94</text:p>
          </table:table-cell>
          <table:table-cell table:style-name="ce5" office:value-type="float" office:value="194.94" calcext:value-type="float">
            <text:p>194.94</text:p>
          </table:table-cell>
          <table:table-cell table:style-name="ce2" office:value-type="float" office:value="31711.06" calcext:value-type="float">
            <text:p>31711.06</text:p>
          </table:table-cell>
          <table:table-cell table:style-name="ce11" office:value-type="float" office:value="354.34" calcext:value-type="float">
            <text:p>354.34</text:p>
          </table:table-cell>
          <table:table-cell table:style-name="ce13" office:value-type="float" office:value="10216.9" calcext:value-type="float">
            <text:p>10216.9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pread -period 2</text:p>
          </table:table-cell>
          <table:table-cell table:style-name="ce4" office:value-type="float" office:value="194.69" calcext:value-type="float">
            <text:p>194.69</text:p>
          </table:table-cell>
          <table:table-cell table:style-name="ce1" office:value-type="float" office:value="18785.24" calcext:value-type="float">
            <text:p>18785.24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pread -period 2</text:p>
          </table:table-cell>
          <table:table-cell table:style-name="ce3" office:value-type="float" office:value="195.77" calcext:value-type="float">
            <text:p>195.77</text:p>
          </table:table-cell>
          <table:table-cell table:style-name="ce8" office:value-type="float" office:value="34837.46" calcext:value-type="float">
            <text:p>34837.46</text:p>
          </table:table-cell>
          <table:table-cell table:style-name="ce3"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table:style-name="ce10" office:value-type="float" office:value="355.98" calcext:value-type="float">
            <text:p>355.98</text:p>
          </table:table-cell>
          <table:table-cell table:style-name="ce12" office:value-type="float" office:value="9742.02" calcext:value-type="float">
            <text:p>9742.02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pread -period 2</text:p>
          </table:table-cell>
          <table:table-cell table:style-name="ce5" office:value-type="float" office:value="195.77" calcext:value-type="float">
            <text:p>195.77</text:p>
          </table:table-cell>
          <table:table-cell table:style-name="ce9" office:value-type="float" office:value="34837.46" calcext:value-type="float">
            <text:p>34837.46</text:p>
          </table:table-cell>
          <table:table-cell table:style-name="ce5" office:value-type="float" office:value="196.6" calcext:value-type="float">
            <text:p>196.6</text:p>
          </table:table-cell>
          <table:table-cell table:style-name="ce2" office:value-type="float" office:value="33614.27" calcext:value-type="float">
            <text:p>33614.27</text:p>
          </table:table-cell>
          <table:table-cell table:style-name="ce11" office:value-type="float" office:value="355.98" calcext:value-type="float">
            <text:p>355.98</text:p>
          </table:table-cell>
          <table:table-cell table:style-name="ce13" office:value-type="float" office:value="9742.02" calcext:value-type="float">
            <text:p>9742.02</text:p>
          </table:table-cell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tencil_1d</text:p>
          </table:table-cell>
          <table:table-cell table:style-name="ce4" office:value-type="float" office:value="194" calcext:value-type="float">
            <text:p>194</text:p>
          </table:table-cell>
          <table:table-cell table:style-name="ce1" office:value-type="float" office:value="18722.16" calcext:value-type="float">
            <text:p>18722.16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</text:p>
          </table:table-cell>
          <table:table-cell table:style-name="ce3" office:value-type="float" office:value="196.52" calcext:value-type="float">
            <text:p>196.52</text:p>
          </table:table-cell>
          <table:table-cell table:style-name="ce8" office:value-type="float" office:value="31443.22" calcext:value-type="float">
            <text:p>31443.22</text:p>
          </table:table-cell>
          <table:table-cell table:style-name="ce3"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table:style-name="ce10" office:value-type="float" office:value="351.45" calcext:value-type="float">
            <text:p>351.45</text:p>
          </table:table-cell>
          <table:table-cell table:style-name="ce12" office:value-type="float" office:value="9979.27" calcext:value-type="float">
            <text:p>9979.27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tencil_1d</text:p>
          </table:table-cell>
          <table:table-cell table:style-name="ce5" office:value-type="float" office:value="196.52" calcext:value-type="float">
            <text:p>196.52</text:p>
          </table:table-cell>
          <table:table-cell table:style-name="ce9" office:value-type="float" office:value="31443.22" calcext:value-type="float">
            <text:p>31443.22</text:p>
          </table:table-cell>
          <table:table-cell table:style-name="ce5" office:value-type="float" office:value="351.44" calcext:value-type="float">
            <text:p>351.44</text:p>
          </table:table-cell>
          <table:table-cell table:style-name="ce2" office:value-type="float" office:value="9996.41" calcext:value-type="float">
            <text:p>9996.41</text:p>
          </table:table-cell>
          <table:table-cell table:style-name="ce11" office:value-type="float" office:value="351.45" calcext:value-type="float">
            <text:p>351.45</text:p>
          </table:table-cell>
          <table:table-cell table:style-name="ce13" office:value-type="float" office:value="9979.27" calcext:value-type="float">
            <text:p>9979.27</text:p>
          </table:table-cell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stencil_1d_periodic</text:p>
          </table:table-cell>
          <table:table-cell table:style-name="ce4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_periodic</text:p>
          </table:table-cell>
          <table:table-cell table:style-name="ce3" office:value-type="float" office:value="193.91" calcext:value-type="float">
            <text:p>193.91</text:p>
          </table:table-cell>
          <table:table-cell table:style-name="ce8" office:value-type="float" office:value="32259.42" calcext:value-type="float">
            <text:p>32259.42</text:p>
          </table:table-cell>
          <table:table-cell table:style-name="ce3"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table:style-name="ce10" office:value-type="float" office:value="352.53" calcext:value-type="float">
            <text:p>352.53</text:p>
          </table:table-cell>
          <table:table-cell table:style-name="ce12" office:value-type="float" office:value="10034.46" calcext:value-type="float">
            <text:p>10034.46</text:p>
          </table:table-cell>
          <table:table-cell table:number-columns-repeated="2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stencil_1d_periodic</text:p>
          </table:table-cell>
          <table:table-cell table:style-name="ce5" office:value-type="float" office:value="193.91" calcext:value-type="float">
            <text:p>193.91</text:p>
          </table:table-cell>
          <table:table-cell table:style-name="ce9" office:value-type="float" office:value="32259.42" calcext:value-type="float">
            <text:p>32259.42</text:p>
          </table:table-cell>
          <table:table-cell table:style-name="ce5" office:value-type="float" office:value="194" calcext:value-type="float">
            <text:p>194</text:p>
          </table:table-cell>
          <table:table-cell table:style-name="ce2" office:value-type="float" office:value="31795.73" calcext:value-type="float">
            <text:p>31795.73</text:p>
          </table:table-cell>
          <table:table-cell table:style-name="ce11" office:value-type="float" office:value="352.53" calcext:value-type="float">
            <text:p>352.53</text:p>
          </table:table-cell>
          <table:table-cell table:style-name="ce13" office:value-type="float" office:value="10034.46" calcext:value-type="float">
            <text:p>10034.46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tree</text:p>
          </table:table-cell>
          <table:table-cell table:style-name="ce4" office:value-type="float" office:value="192.88" calcext:value-type="float">
            <text:p>192.88</text:p>
          </table:table-cell>
          <table:table-cell table:style-name="ce1" office:value-type="float" office:value="16876.34" calcext:value-type="float">
            <text:p>16876.34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ee</text:p>
          </table:table-cell>
          <table:table-cell table:style-name="ce3" office:value-type="float" office:value="193.96" calcext:value-type="float">
            <text:p>193.96</text:p>
          </table:table-cell>
          <table:table-cell table:style-name="ce8" office:value-type="float" office:value="31081.65" calcext:value-type="float">
            <text:p>31081.65</text:p>
          </table:table-cell>
          <table:table-cell table:style-name="ce3"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table:style-name="ce10" office:value-type="float" office:value="360.92" calcext:value-type="float">
            <text:p>360.92</text:p>
          </table:table-cell>
          <table:table-cell table:style-name="ce12" office:value-type="float" office:value="10683.53" calcext:value-type="float">
            <text:p>10683.53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tree</text:p>
          </table:table-cell>
          <table:table-cell table:style-name="ce5" office:value-type="float" office:value="193.96" calcext:value-type="float">
            <text:p>193.96</text:p>
          </table:table-cell>
          <table:table-cell table:style-name="ce9" office:value-type="float" office:value="31081.65" calcext:value-type="float">
            <text:p>31081.65</text:p>
          </table:table-cell>
          <table:table-cell table:style-name="ce5" office:value-type="float" office:value="356.97" calcext:value-type="float">
            <text:p>356.97</text:p>
          </table:table-cell>
          <table:table-cell table:style-name="ce2" office:value-type="float" office:value="10683.78" calcext:value-type="float">
            <text:p>10683.78</text:p>
          </table:table-cell>
          <table:table-cell table:style-name="ce11" office:value-type="float" office:value="360.92" calcext:value-type="float">
            <text:p>360.92</text:p>
          </table:table-cell>
          <table:table-cell table:style-name="ce13" office:value-type="float" office:value="10683.53" calcext:value-type="float">
            <text:p>10683.53</text:p>
          </table:table-cell>
          <table:table-cell table:number-columns-repeated="2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style-name="ce1" office:value-type="string" calcext:value-type="string">
            <text:p>heft_test</text:p>
          </table:table-cell>
          <table:table-cell table:style-name="ce1" office:value-type="string" calcext:value-type="string">
            <text:p>trivial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number-columns-repeated="2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ivial</text:p>
          </table:table-cell>
          <table:table-cell table:style-name="ce3" office:value-type="float" office:value="177.3" calcext:value-type="float">
            <text:p>177.3</text:p>
          </table:table-cell>
          <table:table-cell table:style-name="ce8" office:value-type="float" office:value="28574.38" calcext:value-type="float">
            <text:p>28574.38</text:p>
          </table:table-cell>
          <table:table-cell table:style-name="ce3"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table:style-name="ce10" office:value-type="float" office:value="374.72" calcext:value-type="float">
            <text:p>374.72</text:p>
          </table:table-cell>
          <table:table-cell table:style-name="ce12" office:value-type="float" office:value="10130.54" calcext:value-type="float">
            <text:p>10130.54</text:p>
          </table:table-cell>
          <table:table-cell table:number-columns-repeated="2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style-name="ce2" office:value-type="string" calcext:value-type="string">
            <text:p>moheft_green_energy</text:p>
          </table:table-cell>
          <table:table-cell table:style-name="ce2" office:value-type="string" calcext:value-type="string">
            <text:p>trivial</text:p>
          </table:table-cell>
          <table:table-cell table:style-name="ce5" office:value-type="float" office:value="177.3" calcext:value-type="float">
            <text:p>177.3</text:p>
          </table:table-cell>
          <table:table-cell table:style-name="ce9" office:value-type="float" office:value="28574.38" calcext:value-type="float">
            <text:p>28574.38</text:p>
          </table:table-cell>
          <table:table-cell table:style-name="ce5" office:value-type="float" office:value="364.89" calcext:value-type="float">
            <text:p>364.89</text:p>
          </table:table-cell>
          <table:table-cell table:style-name="ce2" office:value-type="float" office:value="10193.51" calcext:value-type="float">
            <text:p>10193.51</text:p>
          </table:table-cell>
          <table:table-cell table:style-name="ce11" office:value-type="float" office:value="374.72" calcext:value-type="float">
            <text:p>374.72</text:p>
          </table:table-cell>
          <table:table-cell table:style-name="ce13" office:value-type="float" office:value="10130.54" calcext:value-type="float">
            <text:p>10130.54</text:p>
          </table:table-cell>
          <table:table-cell table:number-columns-repeated="2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7">
            <text:p>dom</text:p>
          </table:table-cell>
          <table:table-cell table:style-name="ce29" office:value-type="string" calcext:value-type="string">
            <text:p>heft_test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  <table:table-cell table:style-name="ce31" office:value-type="float" office:value="59.41" calcext:value-type="float">
            <text:p>59.41</text:p>
          </table:table-cell>
          <table:table-cell table:style-name="ce32" office:value-type="float" office:value="3944.51" calcext:value-type="float">
            <text:p>3944.51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 table:number-columns-spanned="1" table:number-rows-spanned="3">
            <text:p>moheft_green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table:number-columns-repeated="10"/>
          <table:covered-table-cell/>
          <table:covered-table-cell table:style-name="ce3"/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  <table:table-cell table:style-name="ce3" office:value-type="float" office:value="108.57" calcext:value-type="float">
            <text:p>108.57</text:p>
          </table:table-cell>
          <table:table-cell table:style-name="ce34" office:value-type="float" office:value="1736.67" calcext:value-type="float">
            <text:p>1736.67</text:p>
          </table:table-cell>
        </table:table-row>
        <table:table-row table:style-name="ro1">
          <table:table-cell table:number-columns-repeated="10"/>
          <table:covered-table-cell/>
          <table:covered-table-cell table:style-name="ce5"/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  <table:table-cell table:style-name="ce11" office:value-type="float" office:value="108.58" calcext:value-type="float">
            <text:p>108.58</text:p>
          </table:table-cell>
          <table:table-cell table:style-name="ce35" office:value-type="float" office:value="1736.4" calcext:value-type="float">
            <text:p>1736.4</text:p>
          </table:table-cell>
        </table:table-row>
      </table:table>
      <table:named-expressions/>
      <table:database-ranges>
        <table:database-range table:name="__Anonymous_Sheet_DB__0" table:target-range-address="experiment_1.A1:experiment_1.N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14:08:52.513175855</dc:date>
    <meta:editing-duration>PT46M15S</meta:editing-duration>
    <meta:editing-cycles>3</meta:editing-cycles>
    <meta:generator>LibreOffice/7.3.7.2$Linux_X86_64 LibreOffice_project/30$Build-2</meta:generator>
    <meta:document-statistic meta:table-count="2" meta:cell-count="1171" meta:object-count="0"/>
  </office:meta>
</office:document-meta>
</file>